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F00000212AE2841C5369A77EF.png" manifest:media-type="image/png"/>
  <manifest:file-entry manifest:full-path="Pictures/100021B200008D2E00004F60B312A649B9EEC18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Sans1" svg:font-family="'Liberation Sans'" style:font-adornments="Regular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fo:min-height="10.548cm"/>
    </style:style>
    <style:style style:name="pr3" style:family="presentation" style:parent-style-name="Metropolis-notes">
      <style:graphic-properties draw:fill-color="#ffffff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title">
      <style:graphic-properties fo:min-height="2.187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text-align="center"/>
    </style:style>
    <style:style style:name="P3" style:family="paragraph">
      <style:paragraph-properties fo:margin-left="0cm" fo:margin-right="0cm" fo:margin-top="0cm" fo:margin-bottom="0.37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32pt"/>
    </style:style>
    <style:style style:name="T2" style:family="text">
      <style:text-properties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normal" style:font-weight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language="de" fo:country="DE"/>
    </style:style>
    <style:style style:name="T8" style:family="text">
      <style:text-properties fo:color="#ffffff" style:text-outline="false" style:text-line-through-style="none" style:text-line-through-type="none" style:font-name="Liberation Sans" fo:font-size="24pt" fo:language="de" fo:country="DE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Gespräch unter Bäumen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/>
            <text:p>Was ich mir gewünscht hätte, dass mir jemand über’s Berufsleben gesagt hätte :-)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Wer bin ich?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Programmiererin in 2. Generation</text:p>
              </text:list-item>
              <text:list-item>
                <text:p>Diplom-Sprachwissenschaftlerin (Computerlinguistik)</text:p>
              </text:list-item>
              <text:list-item>
                <text:p>Webentwicklerin seit 2004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Vor dem Berufsleben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 text:style-name="P2"><text:span text:style-name="T1">Studium</text:span></text:p>
              </text:list-item>
              <text:list-item>
                <text:p text:style-name="P2"><text:span text:style-name="T1">Ausbildu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Studium 1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Vorher testen, ob man Computer überhaupt mag</text:p>
              </text:list-item>
              <text:list-item>
                <text:p>Vorkenntnisse sind nicht nötig</text:p>
              </text:list-item>
              <text:list-item>
                <text:p>Vergleichsweise günstig</text:p>
                <text:list>
                  <text:list-item>
                    <text:p>Keine teuren Exkursionen / Kollektionen</text:p>
                  </text:list-item>
                  <text:list-item>
                    <text:p>Einfacher Computer reicht</text:p>
                  </text:list-item>
                  <text:list-item>
                    <text:p>Viele Tools sind Freewa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Studium 2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 text:style-name="P3">Fachkräftemangel =&gt; entspannteres Studium</text:p>
              </text:list-item>
              <text:list-item>
                <text:p>An der Uni erworbenes Wissen ist akademisch</text:p>
                <text:list>
                  <text:list-item>
                    <text:p>Es hinkt der Realität hinterher</text:p>
                  </text:list-item>
                  <text:list-item>
                    <text:p>Es bildet einen Ausschnitt ab</text:p>
                  </text:list-item>
                  <text:list-item>
                    <text:p>Aber es wird allgemeingültiges Grundwissen gelehr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“Ausbildung”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Quereinstieg ist möglich</text:p>
              </text:list-item>
              <text:list-item>
                <text:p>Englisch verstehe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Den Fuß in die Tür kriegen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Den allerersten Job bekommen, ist relativ schwer</text:p>
              </text:list-item>
              <text:list-item>
                <text:p>Erfahrung wiegt schwerer als Zertifikate</text:p>
              </text:list-item>
              <text:list-item>
                <text:p>Sprungbretter:</text:p>
                <text:list>
                  <text:list-item>
                    <text:p>Praktika</text:p>
                  </text:list-item>
                  <text:list-item>
                    <text:p>Werkstudentenstellen</text:p>
                  </text:list-item>
                </text:list>
              </text:list-item>
              <text:list-item>
                <text:p>In die Arbeitswelt reinriechen</text:p>
              </text:list-item>
              <text:list-item>
                <text:p>Vernetz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Jobsuche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Stellenausschreibungen</text:p>
              </text:list-item>
              <text:list-item>
                <text:p>Headhun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Stellenausschreibungen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Kategorien von Anforderungen</text:p>
                <text:list>
                  <text:list-item>
                    <text:p>Nicht verhandelbare</text:p>
                  </text:list-item>
                  <text:list-item>
                    <text:p>Innerhalb desselben Themas ersetzbare</text:p>
                  </text:list-item>
                  <text:list-item>
                    <text:p>Nice to haves</text:p>
                  </text:list-item>
                </text:list>
              </text:list-item>
              <text:list-item>
                <text:p>Stellenausschreibungen enthalten bis zu 50% nice to hav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Wir lieben Headhunter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Haltet Euch mehrere Headhunter</text:p>
              </text:list-item>
              <text:list-item>
                <text:p>Bezahlt niemals für Headhunter-Leistungen</text:p>
              </text:list-item>
              <text:list-item>
                <text:p>Ihr seid eine wertvolle Ressource für den Headhunter</text:p>
              </text:list-item>
              <text:list-item>
                <text:p>Headhunter sind daran interessiert, Euch nachhaltig gut unterzubringen</text:p>
              </text:list-item>
              <text:list-item>
                <text:p>Gute Headhunter benutzen anonymisierte Bewerbung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Vorstellungsgespräch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Seid natürlich</text:p>
              </text:list-item>
              <text:list-item>
                <text:p>An der Tafel gibt es keine falschen Antwort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Firma</text:p>
          </draw:text-box>
        </draw:frame>
        <draw:frame presentation:style-name="pr4" draw:layer="layout" svg:width="25.2cm" svg:height="10.548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Flache Hierarchien, my as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Wir haben keine Dienstgrade</text:p>
              </text:list-item>
              <text:list-item>
                <text:p>Wir respektieren, dass auch Rookies manchmal genau das Wissen haben, was wir grade brauchen</text:p>
              </text:list-item>
              <text:list-item>
                <text:p>Aber: die Hierarchien orientieren sich daran, wer grade “einen Hut aufhat”</text:p>
              </text:list-item>
              <text:list-item>
                <text:p>Achtet gerade in der Anfangsphase verstärkt auf implizite Hierarchi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2.187cm" svg:x="6.6cm" svg:y="0.507cm" presentation:class="title" presentation:user-transformed="true">
          <draw:text-box>
            <text:p>Arbeitsleben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Lasst Euch nicht ausnutzen</text:p>
              </text:list-item>
              <text:list-item>
                <text:p>Nehmt keine fachfremde Arbeit an</text:p>
              </text:list-item>
              <text:list-item>
                <text:p>Freizeit kann man nicht in Geld aufwiegen</text:p>
              </text:list-item>
              <text:list-item>
                <text:p>Arbeitet so, dass Ihr am Ende Eurer Kündigungsfrist mit Eurem AG quitt wäret</text:p>
                <text:p/>
                <text:p>Ihr selbst</text:p>
              </text:list-item>
              <text:list-item>
                <text:p><text:span text:style-name="T2">Gut schreiben, erklären und argumentieren können ist </text:span><text:span text:style-name="T2">ungemein wichtig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Kollegen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Entwickler</text:p>
                <text:list>
                  <text:list-item>
                    <text:p>Kochen auch nur mit Wasser</text:p>
                  </text:list-item>
                  <text:list-item>
                    <text:p>Dienstjahre sind nicht immer gleich Erfahrung</text:p>
                  </text:list-item>
                  <text:list-item>
                    <text:p>Fragt, bittet um Hilfe</text:p>
                  </text:list-item>
                  <text:list-item>
                    <text:p>Rubber Ducking</text:p>
                  </text:list-item>
                  <text:list-item>
                    <text:p>Lernt Feedback zu geben und entgegenzunehmen</text:p>
                  </text:list-item>
                  <text:list-item>
                    <text:p>Respektiert ihre Arbe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Kollegen 2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Management / Geschäftsführung</text:p>
                <text:list>
                  <text:list-item>
                    <text:p>manchmal merkwürdige Anforderungen</text:p>
                  </text:list-item>
                  <text:list-item>
                    <text:p>Nicht Euer Feind</text:p>
                  </text:list-item>
                </text:list>
              </text:list-item>
              <text:list-item>
                <text:p>nichttechnische Kollegen (oder Kunden)</text:p>
                <text:list>
                  <text:list-item>
                    <text:p>Übersetzung Nerd / Kollege – Kollege / Nerd</text:p>
                  </text:list-item>
                  <text:list-item>
                    <text:p>Leisten auch wichtige Beiträge</text:p>
                  </text:list-item>
                </text:list>
              </text:list-item>
              <text:list-item>
                <text:p>Communi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Arbeit generell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Keine Angst, es hängen (meist) keine Menschenleben davon ab (wenn was schiefgeht)</text:p>
              </text:list-item>
              <text:list-item>
                <text:p>Seid Euch Eurer Verantwortung bewusst </text:p>
                <text:list>
                  <text:list-item>
                    <text:p>Eurem Nutzer gegenüber</text:p>
                  </text:list-item>
                  <text:list-item>
                    <text:p>Eurer Firma / Euren Kollegen gegenüber</text:p>
                  </text:list-item>
                </text:list>
              </text:list-item>
              <text:list-item>
                <text:p>Behaltet den Überblick über das große Ganze</text:p>
              </text:list-item>
              <text:list-item>
                <text:p><text:span text:style-name="T2">Sätze/Texte/Mails/Messages ohne Fragezeichen müssen nicht </text:span><text:span text:style-name="T2">beantwortet werden. Erst recht nicht wenn Ihr “nur” im Cc steht</text:span></text:p>
              </text:list-item>
              <text:list-item>
                <text:p><text:span text:style-name="T2">Fragt den Chef nicht “was soll ich machen?” sondern “das ist </text:span><text:span text:style-name="T2">meine Lösung, soll ich das so machen?”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Technisches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KISS = Keep It Simple, Stupid</text:p>
                <text:list>
                  <text:list-item>
                    <text:p>Nicht versuchen, mit komplexen Lösungen zu beeindrucken</text:p>
                  </text:list-item>
                  <text:list-item>
                    <text:p>Lesbarer Code ist besser als cleverer Code</text:p>
                  </text:list-item>
                  <text:list-item>
                    <text:p>Vorausschauend programmieren ja, aber die Kirche im Dorf lassen</text:p>
                  </text:list-item>
                  <text:list-item>
                    <text:p>Haltet Rücksprache, bevor Ihr mehr macht, als gefordert</text:p>
                  </text:list-item>
                  <text:list-item>
                    <text:p>Gute Programmierung behält Wirtschaftlichkeit im Auge</text:p>
                  </text:list-item>
                </text:list>
              </text:list-item>
              <text:list-item>
                <text:p>Arbeite so früh wie möglich mit realen / realistischen Daten</text:p>
              </text:list-item>
              <text:list-item>
                <text:p text:style-name="P5">Macht Backups</text:p>
              </text:list-item>
              <text:list-item>
                <text:p text:style-name="P5">Kennt Euer Ökosystem und Eure Tool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– Kommentare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Kommentiert nicht, <text:span text:style-name="T3">was</text:span><text:span text:style-name="T4"> der Code tut, sondern </text:span><text:span text:style-name="T5">wie</text:span><text:span text:style-name="T6"> er es tut</text:span></text:p>
              </text:list-item>
              <text:list-item>
                <text:p><text:span text:style-name="T6">Inhaltsleere Kommentare schaffen nix weg</text:span></text:p>
              </text:list-item>
              <text:list-item>
                <text:p><text:span text:style-name="T6">Sprechender Code!</text:span></text:p>
              </text:list-item>
              <text:list-item>
                <text:p><text:span text:style-name="T6">Code wird öfter gelesen als geschriebe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– VCS / Automatisierung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Versionskontrolle</text:p>
                <text:list>
                  <text:list-item>
                    <text:p>Es gibt keine zu kleinen Projekte</text:p>
                  </text:list-item>
                  <text:list-item>
                    <text:p>es gibt auch kleine zu kleinen Commits </text:p>
                  </text:list-item>
                </text:list>
              </text:list-item>
              <text:list-item>
                <text:p>– Automatisierung</text:p>
                <text:list>
                  <text:list-item>
                    <text:p>Tests</text:p>
                  </text:list-item>
                  <text:list-item>
                    <text:p>Deployments</text:p>
                  </text:list-item>
                  <text:list-item>
                    <text:p>Linter</text:p>
                  </text:list-item>
                  <text:list-item>
                    <text:p>lasst Euch nix erzählen, IDEs sind toll</text:p>
                  </text:list-item>
                  <text:list-item>
                    <text:p>Automatisierung sorgt für gleichbleibende Qualitä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Misc.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Nicht jedem Trend hinterherrennen</text:p>
              </text:list-item>
              <text:list-item>
                <text:p>Nicht jedes Rad neu erfinden</text:p>
              </text:list-item>
              <text:list-item>
                <text:p>Auf case achten</text:p>
              </text:list-item>
              <text:list-item>
                <text:p>Auf welchem Server bist du</text:p>
              </text:list-item>
              <text:list-item>
                <text:p><text:span text:style-name="T7">Schreib niemals einen bash Skript mit: rm -rf $Variable/</text:span></text:p>
              </text:list-item>
              <text:list-item>
                <text:p><text:span text:style-name="T7">Schnelle Refactorings sind eine Lüge</text:span></text:p>
              </text:list-item>
              <text:list-item>
                <text:p><text:span text:style-name="T7">“</text:span><text:span text:style-name="T7">Mal eben schnell” gibt’s nicht</text:span></text:p>
              </text:list-item>
              <text:list-item>
                <text:p><text:span text:style-name="T7">Up to date bleibe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01cm" presentation:class="title" presentation:user-transformed="true">
          <draw:text-box>
            <text:p><text:span text:style-name="T7">Und sonst so?</text:span>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7">Lachen</text:span></text:p>
              </text:list-item>
              <text:list-item>
                <text:p><text:span text:style-name="T7">Habt Spaß</text:span></text:p>
              </text:list-item>
              <text:list-item>
                <text:p><text:span text:style-name="T7">Es gibt keine Situation, für die es kein xkcd gibt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<text:span text:style-name="T7">Credits</text:span>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p><text:span text:style-name="T8">@acid23 @anneschuessler @Argorak @audiophiel @Bediko </text:span><text:span text:style-name="T8">@bohnly <text:s/>@breakthesystem @deveth0 @dunkelzahn_ @Felicea </text:span><text:span text:style-name="T8">@flxwu @grindcrank @ilo_ul @kathakatze @Kaputtnik @KC__DC </text:span><text:span text:style-name="T8">@LeSpocky @luluxand Mama Michael Michael @missmegaphon </text:span><text:span text:style-name="T8">@Nitek Papa @pascoda Philip @reiermeier @SandraSchink </text:span><text:span text:style-name="T8">@schluckreizauf @SebastianSpier @selfawaresoup @tessarakt </text:span><text:span text:style-name="T8">@VolkerGoebbels @vonneudeck @wehrend @Ysegrim </text:span><text:span text:style-name="T8">@zamomin @zweifeln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<text:span text:style-name="T7">Credits</text:span>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p><text:span text:style-name="T8">@acid23 @anneschuessler @Argorak @audiophiel @Bediko </text:span><text:span text:style-name="T8">@bohnly @breakthesystem @deveth0 @dunkelzahn_ @f0o0 </text:span><text:span text:style-name="T8">@Felicea @flxwu @grindcrank @ilo_ul @kathakatze @Kaputtnik </text:span><text:span text:style-name="T8">@KC__DC @LeSpocky @luluxand Mama Michael Michael </text:span><text:span text:style-name="T8">@missmegaphon @Nitek Papa @pascoda Philip @reiermeier </text:span><text:span text:style-name="T8">@SandraSchink @schluckreizauf @SebastianSpier </text:span><text:span text:style-name="T8">@selfawaresoup @tessarakt @VolkerGoebbels @vonneudeck </text:span><text:span text:style-name="T8">@wehrend @Ysegrim @zamomin @zweifeln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Sans1" svg:font-family="'Liberation Sans'" style:font-adornments="Regular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AE2841C5369A77EF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22:08:07.586641798</meta:creation-date>
    <meta:editing-duration>PT2H50M30S</meta:editing-duration>
    <meta:editing-cycles>53</meta:editing-cycles>
    <meta:generator>LibreOffice/6.0.7.3$Linux_X86_64 LibreOffice_project/00m0$Build-3</meta:generator>
    <dc:title>Metropolis</dc:title>
    <dc:date>2019-02-11T21:09:24.326995605</dc:date>
    <meta:document-statistic meta:object-count="118"/>
  </office:meta>
</office:document-meta>
</file>